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aff9" officeooo:paragraph-rsid="0019aff9"/>
    </style:style>
    <style:style style:name="P2" style:family="paragraph" style:parent-style-name="Standard">
      <style:paragraph-properties fo:text-align="start" style:justify-single-word="false"/>
      <style:text-properties officeooo:rsid="0019aff9" officeooo:paragraph-rsid="0019aff9"/>
    </style:style>
    <style:style style:name="P3" style:family="paragraph" style:parent-style-name="Standard">
      <style:paragraph-properties fo:text-align="start" style:justify-single-word="false"/>
      <style:text-properties fo:font-size="18pt" officeooo:rsid="0019aff9" officeooo:paragraph-rsid="0019aff9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9aff9" officeooo:paragraph-rsid="0019aff9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2pt" officeooo:rsid="0019aff9" officeooo:paragraph-rsid="0019aff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dccf1" officeooo:paragraph-rsid="001dccf1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19aff9" officeooo:paragraph-rsid="0019aff9" style:font-size-asian="10.5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officeooo:rsid="0019aff9" officeooo:paragraph-rsid="0019aff9" style:font-size-asian="10.5pt" style:font-size-complex="12pt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officeooo:rsid="0019aff9" officeooo:paragraph-rsid="0019aff9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1dccf1" officeooo:paragraph-rsid="001dccf1" style:font-size-asian="10.5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officeooo:rsid="001dccf1" officeooo:paragraph-rsid="001dccf1" style:font-size-asian="10.5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1ef1f5" officeooo:paragraph-rsid="001ef1f5" style:font-size-asian="10.5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officeooo:rsid="001b9a28" officeooo:paragraph-rsid="001b9a28" style:font-size-asian="10.5pt" style:font-size-complex="12pt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officeooo:rsid="001b9a28" officeooo:paragraph-rsid="001b9a28" style:font-size-asian="10.5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officeooo:rsid="001f019e" officeooo:paragraph-rsid="001f019e" style:font-size-asian="10.5pt" style:font-size-complex="12pt"/>
    </style:style>
    <style:style style:name="P16" style:family="paragraph" style:parent-style-name="Standard" style:list-style-name="L2"/>
    <style:style style:name="T1" style:family="text">
      <style:text-properties fo:font-size="12pt" officeooo:rsid="00231b6c" style:font-size-asian="10.5pt" style:font-size-complex="12pt"/>
    </style:style>
    <style:style style:name="T2" style:family="text">
      <style:text-properties officeooo:rsid="001cc2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o</text:p>
      <text:p text:style-name="P1">A Solo Canoe Adventure Game</text:p>
      <text:p text:style-name="P1"/>
      <text:p text:style-name="P2"/>
      <text:p text:style-name="P3">PLAYER</text:p>
      <text:list xml:id="list2264476025" text:style-name="L1">
        <text:list-item>
          <text:p text:style-name="P7">ATTRIBUTES</text:p>
          <text:list>
            <text:list-item>
              <text:p text:style-name="P7">Name <text:span text:style-name="T2">(user assigned)</text:span></text:p>
            </text:list-item>
            <text:list-item>
              <text:p text:style-name="P7">Happy Catch Phrase <text:span text:style-name="T2">(user assigned)</text:span></text:p>
            </text:list-item>
            <text:list-item>
              <text:p text:style-name="P7">Sad Catch Phrase <text:span text:style-name="T2">(user assigned)</text:span></text:p>
            </text:list-item>
            <text:list-item>
              <text:p text:style-name="P10">Energy</text:p>
            </text:list-item>
            <text:list-item>
              <text:p text:style-name="P10">Health</text:p>
            </text:list-item>
          </text:list>
        </text:list-item>
        <text:list-item>
          <text:p text:style-name="P7">TOOLS</text:p>
          <text:list>
            <text:list-item>
              <text:p text:style-name="P7">Backpack <text:span text:style-name="T2">(set)</text:span></text:p>
              <text:list>
                <text:list-item>
                  <text:p text:style-name="P7">Compass <text:span text:style-name="T2">(set)</text:span></text:p>
                </text:list-item>
              </text:list>
            </text:list-item>
            <text:list-item>
              <text:p text:style-name="P7">Wallet <text:span text:style-name="T2">(set)</text:span></text:p>
              <text:list>
                <text:list-item>
                  <text:list>
                    <text:list-item>
                      <text:p text:style-name="P7">Cash <text:span text:style-name="T2">(user wins)</text:span></text:p>
                    </text:list-item>
                  </text:list>
                </text:list-item>
                <text:list-item>
                  <text:p text:style-name="P12">Satchel </text:p>
                </text:list-item>
              </text:list>
            </text:list-item>
            <text:list-item>
              <text:p text:style-name="P7">Skill <text:span text:style-name="T2">(user choice)</text:span></text:p>
            </text:list-item>
          </text:list>
        </text:list-item>
      </text:list>
      <text:p text:style-name="P5"/>
      <text:p text:style-name="P3">FIELD OF PLAY</text:p>
      <text:list xml:id="list2289636802" text:style-name="L2">
        <text:list-item>
          <text:p text:style-name="P8">ATTRIBUTES</text:p>
          <text:list>
            <text:list-item>
              <text:p text:style-name="P13">Time <text:span text:style-name="T2">(linear, assigned with story)</text:span></text:p>
            </text:list-item>
            <text:list-item>
              <text:p text:style-name="P13">Weather<text:span text:style-name="T2">(random)</text:span></text:p>
            </text:list-item>
            <text:list-item>
              <text:p text:style-name="P13">Obstacles<text:span text:style-name="T2">(random)</text:span></text:p>
            </text:list-item>
            <text:list-item>
              <text:p text:style-name="P13">Geographic Features <text:span text:style-name="T2">(set based on scene)</text:span></text:p>
            </text:list-item>
            <text:list-item>
              <text:p text:style-name="P16">Flags</text:p>
            </text:list-item>
          </text:list>
        </text:list-item>
        <text:list-item>
          <text:p text:style-name="P11">SETS or LEVELS</text:p>
          <text:list>
            <text:list-item>
              <text:p text:style-name="P11">GET IN THE GAME</text:p>
              <text:list>
                <text:list-item>
                  <text:p text:style-name="P15">User plays a game of blackjack to win enough money to buy equipment and food for the <text:s/>race. Money is accumulated in user wallet</text:p>
                </text:list-item>
              </text:list>
            </text:list-item>
            <text:list-item>
              <text:p text:style-name="P11">GAME STORE</text:p>
              <text:list>
                <text:list-item>
                  <text:p text:style-name="P15">User uses money from wallet to purchase items</text:p>
                </text:list-item>
              </text:list>
            </text:list-item>
            <text:list-item>
              <text:p text:style-name="P11">LAKE LOUISE</text:p>
            </text:list-item>
            <text:list-item>
              <text:p text:style-name="P11">DEVILS STAIRCASE PORTAGE</text:p>
            </text:list-item>
            <text:list-item>
              <text:p text:style-name="P11">LAKE HANOVER</text:p>
            </text:list-item>
            <text:list-item>
              <text:p text:style-name="P11">SWAMP’S MILE PORTAGE</text:p>
            </text:list-item>
            <text:list-item>
              <text:p text:style-name="P11">DOOM LAKE</text:p>
            </text:list-item>
            <text:list-item>
              <text:p text:style-name="P11">THE PATCH PORTAGE</text:p>
            </text:list-item>
            <text:list-item>
              <text:p text:style-name="P11">THE FINAL MILE</text:p>
            </text:list-item>
          </text:list>
        </text:list-item>
      </text:list>
      <text:p text:style-name="P6"/>
      <text:p text:style-name="P5"/>
      <text:p text:style-name="P4">GAME STORE</text:p>
      <text:list xml:id="list2388756169" text:style-name="L3">
        <text:list-item>
          <text:p text:style-name="P14">ATTRIBUTES</text:p>
          <text:list>
            <text:list-item>
              <text:p text:style-name="P14">Descriptor <text:span text:style-name="T2">(assigned)</text:span></text:p>
            </text:list-item>
            <text:list-item>
              <text:p text:style-name="P14">Sales Person <text:span text:style-name="T2">(static assigned)<text:tab/></text:span></text:p>
            </text:list-item>
            <text:list-item>
              <text:p text:style-name="P14">Cash Register <text:span text:style-name="T2">(calculator)</text:span></text:p>
            </text:list-item>
          </text:list>
        </text:list-item>
        <text:list-item>
          <text:p text:style-name="P14">ITEMS - <text:span text:style-name="T2">dictionary</text:span></text:p>
          <text:p text:style-name="P14"><text:soft-page-break/></text:p>
        </text:list-item>
      </text:list>
      <text:p text:style-name="P4"/>
      <text:p text:style-name="P3"/>
      <text:list xml:id="list2912212304" text:style-name="L4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22:42:57.954429515</meta:creation-date>
    <dc:date>2022-01-16T17:01:46.249900529</dc:date>
    <meta:editing-duration>PT21M3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166" meta:character-count="873" meta:non-whitespace-character-count="782"/>
  </office:meta>
</office:document-meta>
</file>